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FilterGeneratorImpl.createCocoon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FilterGeneratorConfig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is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sponseWrapp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doFilter( ServletRequest req , ServletResponse res , FilterChain f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coonFilterGeneratorOutputStream.CocoonFilterGeneratorOutputStream(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sponseWrapper.CocoonFilterGeneratorResponseWrapper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FilterGeneratorRequestWrapper.getXM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getCocoonServle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FilterGeneratorImpl.lo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logFilter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coonFilterGeneratorResponseWrapper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setFilterConfig( FilterConfig cf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FilterGeneratorConfig.CocoonFilterGeneratorConfig( ServletContex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questWrapper.CocoonFilterGeneratorRequestWrapp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sponseWrapper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FilterGenerator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FilterGeneratorImpl.getFil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sponse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sponse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init( FilterConfig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sponseWrapper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RequestWrapper.setXMLData( byte [ ] xml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FilterGeneratorImpl.logServle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FilterGenerator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